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  <style:text-properties officeooo:paragraph-rsid="00013aa3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officeooo:paragraph-rsid="00013aa3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7"/>
    <style:style style:name="P8" style:family="paragraph" style:parent-style-name="Text_20_body" style:list-style-name="L7">
      <style:text-properties officeooo:paragraph-rsid="00013aa3"/>
    </style:style>
    <style:style style:name="P9" style:family="paragraph" style:parent-style-name="Text_20_body" style:list-style-name="L5">
      <style:paragraph-properties fo:margin-top="0cm" fo:margin-bottom="0cm" style:contextual-spacing="false"/>
      <style:text-properties officeooo:rsid="00013aa3" officeooo:paragraph-rsid="00013aa3"/>
    </style:style>
    <style:style style:name="T1" style:family="text">
      <style:text-properties officeooo:rsid="00013a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13aa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T3">Description textuelle du cas d’utilisation « Commander un plat » </text:span></text:p>
          <text:p text:style-name="P1"><text:span text:style-name="T3"><text:line-break/>Le client </text:span><text:span text:style-name="Strong_20_Emphasis"><text:span text:style-name="T3">consulte</text:span></text:span><text:span text:style-name="T3"> le menu sur la tablette.</text:span></text:p>
        </text:list-header>
      </text:list>
      <text:list text:style-name="L2">
        <text:list-header>
          <text:p text:style-name="P2"><text:span text:style-name="T3">Le client </text:span><text:span text:style-name="Strong_20_Emphasis"><text:span text:style-name="T3">sélectionne</text:span></text:span><text:span text:style-name="T3"> un plat .</text:span></text:p>
          <text:p text:style-name="P3"><text:span text:style-name="T3">Le client </text:span><text:span text:style-name="Strong_20_Emphasis"><text:span text:style-name="T3">sélectionne</text:span></text:span><text:span text:style-name="T3"> un</text:span><text:span text:style-name="T4">e boisson</text:span><text:span text:style-name="T3"> .</text:span></text:p>
        </text:list-header>
      </text:list>
      <text:list text:style-name="L3">
        <text:list-header>
          <text:p text:style-name="P4"><text:span text:style-name="T3">La tablette </text:span><text:span text:style-name="Strong_20_Emphasis"><text:span text:style-name="T3">affiche</text:span></text:span><text:span text:style-name="T3"> les détails de la commande sélectionnée.</text:span></text:p>
        </text:list-header>
      </text:list>
      <text:list text:style-name="L4">
        <text:list-header>
          <text:p text:style-name="P5"><text:span text:style-name="T3">Le client </text:span><text:span text:style-name="Strong_20_Emphasis"><text:span text:style-name="T3">confirme</text:span></text:span><text:span text:style-name="T3"> sa commande.</text:span></text:p>
        </text:list-header>
      </text:list>
      <text:list text:style-name="L5">
        <text:list-header>
          <text:p text:style-name="P6"><text:span text:style-name="T3">La tablette </text:span><text:span text:style-name="Strong_20_Emphasis"><text:span text:style-name="T3">envoie</text:span></text:span><text:span text:style-name="T3"> la commande au </text:span><text:span text:style-name="T4">bar</text:span><text:span text:style-name="T3"> via le réseau Wi-Fi.</text:span></text:p>
          <text:p text:style-name="P9"><text:span text:style-name="T3">La commande est enregistrée.</text:span></text:p>
        </text:list-header>
      </text:list>
      <text:list text:style-name="L7">
        <text:list-header>
          <text:p text:style-name="P7"/>
          <text:p text:style-name="P8"><text:span text:style-name="T3"/></text:p>
          <text:p text:style-name="P8"><text:span text:style-name="T3">Description textuelle du cas d’utilisation « Commander un plat »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09:10:19.578000000</meta:creation-date>
    <dc:date>2025-01-21T09:22:42.791000000</dc:date>
    <meta:editing-duration>PT12M24S</meta:editing-duration>
    <meta:editing-cycles>1</meta:editing-cycles>
    <meta:document-statistic meta:table-count="0" meta:image-count="0" meta:object-count="0" meta:page-count="1" meta:paragraph-count="11" meta:word-count="80" meta:character-count="428" meta:non-whitespace-character-count="365"/>
    <meta:generator>LibreOffice/7.6.4.1$Windows_X86_64 LibreOffice_project/e19e193f88cd6c0525a17fb7a176ed8e6a3e2aa1</meta:generator>
  </office:meta>
</office:document-meta>
</file>